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6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7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75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able_20_Contents" style:list-style-name="L44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77" style:family="paragraph" style:parent-style-name="Table_20_Contents" style:list-style-name="L4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78" style:family="paragraph" style:parent-style-name="Table_20_Contents" style:list-style-name="L4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1821770444160294346" text:style-name="L1">
        <text:list-item>
          <text:p text:style-name="P20">REVIEW </text:p>
        </text:list-item>
        <text:list-item>
          <text:p text:style-name="P20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6624047" text:continue-numbering="true" text:style-name="L1">
        <text:list-item>
          <text:list>
            <text:list-item>
              <text:p text:style-name="P20">==&gt; COMP</text:p>
            </text:list-item>
          </text:list>
        </text:list-item>
        <text:list-item>
          <text:p text:style-name="P20"/>
        </text:list-item>
      </text:list>
      <text:p text:style-name="P5"/>
      <text:p text:style-name="P5">[next]</text:p>
      <text:list xml:id="list8522987143089194912" text:style-name="L2">
        <text:list-item>
          <text:p text:style-name="P21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6613366" text:continue-numbering="true" text:style-name="L2">
        <text:list-item>
          <text:p text:style-name="P21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4140792424787875943" text:style-name="L3">
        <text:list-item>
          <text:p text:style-name="P22">REVIEW </text:p>
        </text:list-item>
        <text:list-item>
          <text:p text:style-name="P22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6636624" text:continue-numbering="true" text:style-name="L3">
        <text:list-item>
          <text:p text:style-name="P22"/>
        </text:list-item>
      </text:list>
      <text:p text:style-name="P5">[next]</text:p>
      <text:list xml:id="list5912356686813958842" text:style-name="L4">
        <text:list-item>
          <text:p text:style-name="P23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6607533" text:continue-numbering="true" text:style-name="L4">
        <text:list-item>
          <text:p text:style-name="P23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5801126030908575758" text:style-name="L5">
        <text:list-item>
          <text:p text:style-name="P24">REVIEW </text:p>
        </text:list-item>
        <text:list-item>
          <text:p text:style-name="P24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6611726" text:continue-numbering="true" text:style-name="L5">
        <text:list-item>
          <text:p text:style-name="P24"/>
          <text:list>
            <text:list-item>
              <text:p text:style-name="P24"/>
            </text:list-item>
          </text:list>
        </text:list-item>
      </text:list>
      <text:p text:style-name="P5"/>
      <text:p text:style-name="P5">[next]</text:p>
      <text:list xml:id="list5690392208636895134" text:style-name="L6">
        <text:list-item>
          <text:p text:style-name="P25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6616823" text:continue-numbering="true" text:style-name="L6">
        <text:list-item>
          <text:p text:style-name="P25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1565601501465001121" text:style-name="L7">
        <text:list-item>
          <text:p text:style-name="P26">REVIEW </text:p>
        </text:list-item>
        <text:list-item>
          <text:p text:style-name="P26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6637004" text:continue-numbering="true" text:style-name="L7">
        <text:list-item>
          <text:p text:style-name="P26"><text:soft-page-break/>TASK-2 : #21</text:p>
        </text:list-item>
      </text:list>
      <text:p text:style-name="P5"/>
      <text:p text:style-name="P5">[next]</text:p>
      <text:list xml:id="list49436039704937142" text:style-name="L8">
        <text:list-item>
          <text:p text:style-name="P66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4056720957963314159" text:style-name="L9">
        <text:list-item>
          <text:p text:style-name="P27">REVIEW </text:p>
        </text:list-item>
        <text:list-item>
          <text:p text:style-name="P27"><text:span text:style-name="T4">#_ </text:span>TASK-1 : #22</text:p>
        </text:list-item>
        <text:list-item>
          <text:p text:style-name="P27"><text:span text:style-name="T4">#_ </text:span>SEG-1 : search ==&gt; “plasma microwave discharge”</text:p>
          <text:list>
            <text:list-item>
              <text:p text:style-name="P27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7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6292655966406106594" text:style-name="L10">
        <text:list-item>
          <text:p text:style-name="P28">TASK : M-47 / #21.1 “<text:span text:style-name="T8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2581311235239454207" text:style-name="L11">
        <text:list-item>
          <text:p text:style-name="P29">REVIEW </text:p>
        </text:list-item>
        <text:list-item>
          <text:p text:style-name="P29"><text:span text:style-name="T4">#_ </text:span>TASK-1 : M-47 / #21.1 “<text:span text:style-name="T8">Gliding arc (GA) discharge</text:span>”</text:p>
          <text:list>
            <text:list-item>
              <text:p text:style-name="P29">==&gt; COMP</text:p>
            </text:list-item>
          </text:list>
        </text:list-item>
      </text:list>
      <text:p text:style-name="P5">[next]</text:p>
      <text:list xml:id="list6476890831675409706" text:style-name="L12">
        <text:list-item>
          <text:p text:style-name="P67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1345086831198833903" text:style-name="L13">
        <text:list-item>
          <text:p text:style-name="P30"><text:soft-page-break/>REVIEW </text:p>
        </text:list-item>
        <text:list-item>
          <text:p text:style-name="P30">TASK-1 : #21.1.1 ==&gt; memo-out</text:p>
          <text:list>
            <text:list-item>
              <text:p text:style-name="P30">T-1.1</text:p>
              <text:list>
                <text:list-item>
                  <text:p text:style-name="P30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6350009715514502805" text:style-name="L14">
        <text:list-item>
          <text:p text:style-name="P31">TASK : #22 / M-47</text:p>
          <text:list>
            <text:list-item>
              <text:p text:style-name="P31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6903599824405600055" text:style-name="L15">
        <text:list-item>
          <text:p text:style-name="P32">REVIEW </text:p>
        </text:list-item>
        <text:list-item>
          <text:p text:style-name="P32">TASK-1 : #22 / M-47</text:p>
          <text:list>
            <text:list-item>
              <text:p text:style-name="P32">search : plasma radio frequency</text:p>
              <text:list>
                <text:list-item>
                  <text:p text:style-name="P32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2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2">search : “RF plasma”</text:p>
              <text:list>
                <text:list-item>
                  <text:p text:style-name="P32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2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2">search : “plasma corona discharge”</text:p>
              <text:list>
                <text:list-item>
                  <text:p text:style-name="P32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2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2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 </text:p>
          <text:list>
            <text:list-item>
              <text:list>
                <text:list-item>
                  <text:p text:style-name="P32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387738539799558410" text:style-name="L16">
        <text:list-item>
          <text:p text:style-name="P68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4910328216509255478" text:style-name="L17">
        <text:list-item>
          <text:p text:style-name="P33"><text:soft-page-break/>REVIEW </text:p>
        </text:list-item>
        <text:list-item>
          <text:p text:style-name="P33">TASK-1 : #24.6 / M-47 </text:p>
          <text:list>
            <text:list-item>
              <text:p text:style-name="P33">#24.6</text:p>
              <text:list>
                <text:list-item>
                  <text:p text:style-name="P33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3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5">[next]</text:p>
      <text:list xml:id="list576011897619670921" text:style-name="L18">
        <text:list-item>
          <text:p text:style-name="P69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8147672382507536564" text:style-name="L19">
        <text:list-item>
          <text:p text:style-name="P34">REVIEW </text:p>
        </text:list-item>
        <text:list-item>
          <text:p text:style-name="P34">TASK-1 : </text:p>
          <text:list>
            <text:list-item>
              <text:p text:style-name="P34">==&gt; OK</text:p>
            </text:list-item>
          </text:list>
        </text:list-item>
      </text:list>
      <text:p text:style-name="P5">[next]</text:p>
      <text:list xml:id="list8415547943435036429" text:style-name="L20">
        <text:list-item>
          <text:p text:style-name="P35">TASK : M-47 : <text:span text:style-name="T10">#23</text:span></text:p>
          <text:list>
            <text:list-item>
              <text:p text:style-name="P35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5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4">#_ </text:span></text:p>
      <text:list xml:id="list6590986990198336645" text:style-name="L21">
        <text:list-item>
          <text:p text:style-name="P36">REVIEW </text:p>
        </text:list-item>
        <text:list-item>
          <text:p text:style-name="P36">TASK : M-47 : <text:span text:style-name="T10">#23 #23.1</text:span></text:p>
          <text:list>
            <text:list-item>
              <text:p text:style-name="P62">#23.1</text:p>
            </text:list-item>
            <text:list-item>
              <text:p text:style-name="P36">#23.3</text:p>
            </text:list-item>
            <text:list-item>
              <text:p text:style-name="P36">~ <text:span text:style-name="T10">#23.3.7</text:span></text:p>
            </text:list-item>
            <text:list-item>
              <text:p text:style-name="P36"/>
            </text:list-item>
          </text:list>
        </text:list-item>
      </text:list>
      <text:p text:style-name="P19">[next]</text:p>
      <text:list xml:id="list7994227647506045733" text:style-name="L22">
        <text:list-item>
          <text:p text:style-name="P37">TASK : <text:span text:style-name="T10">#23.4</text:span></text:p>
          <text:list>
            <text:list-item>
              <text:p text:style-name="P63"/>
            </text:list-item>
          </text:list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4">#_ </text:span></text:p>
      <text:list xml:id="list3979432649243203091" text:style-name="L23">
        <text:list-item>
          <text:p text:style-name="P38">REVIEW </text:p>
        </text:list-item>
        <text:list-item>
          <text:p text:style-name="P38">TASK-1 : M-47 : <text:span text:style-name="T10">#23.4</text:span></text:p>
          <text:list>
            <text:list-item>
              <text:p text:style-name="P38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38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38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5101421743664323359" text:style-name="L24">
        <text:list-item>
          <text:p text:style-name="P39">TASK : M-47</text:p>
          <text:list>
            <text:list-item>
              <text:p text:style-name="P39"><text:s/><text:span text:style-name="T10">#23.4.1</text:span></text:p>
            </text:list-item>
          </text:list>
        </text:list-item>
        <text:list-item>
          <text:p text:style-name="P39"/>
        </text:list-item>
      </text:list>
      <text:p text:style-name="P5">[further]</text:p>
      <text:p text:style-name="P6"><text:soft-page-break/><text:line-break/><text:span text:style-name="T5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4">#_ </text:span></text:p>
      <text:list xml:id="list6603052812830694008" text:style-name="L25">
        <text:list-item>
          <text:p text:style-name="P40">REVIEW </text:p>
        </text:list-item>
        <text:list-item>
          <text:p text:style-name="P40"><text:span text:style-name="T4">#_ </text:span>SEG-1 : mapping</text:p>
          <text:list>
            <text:list-item>
              <text:p text:style-name="P40">C:\WORKS_2\WS\FM_2_20171104_225946\Projects\JVEMV6\37_miscs\23_co2</text:p>
              <text:list>
                <text:list-item>
                  <text:p text:style-name="P40">1_mind-map.mm</text:p>
                </text:list-item>
                <text:list-item>
                  <text:p text:style-name="P40">==&gt; OK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75">M-47</text:p>
                </text:list-item>
                <text:list-item>
                  <text:p text:style-name="P64">#23.4.1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s: SOEC</text:p>
                  <text:list>
                    <text:list-item>
                      <text:p text:style-name="P40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0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0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8158660658916419493" text:style-name="L26">
        <text:list-item>
          <text:p text:style-name="P41">TASK</text:p>
          <text:list>
            <text:list-item>
              <text:p text:style-name="P41">M-47 : <text:span text:style-name="T10">#23.6</text:span></text:p>
            </text:list-item>
          </text:list>
        </text:list-item>
      </text:list>
      <text:p text:style-name="P5">[further]</text:p>
      <text:p text:style-name="P6"><text:line-break/><text:span text:style-name="T5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4">#_ </text:span></text:p>
      <text:list xml:id="list6087838524697363639" text:style-name="L27">
        <text:list-item>
          <text:p text:style-name="P42">REVIEW </text:p>
        </text:list-item>
        <text:list-item>
          <text:p text:style-name="P42">TASK-1 : M-47 : <text:span text:style-name="T10">#23.6</text:span></text:p>
          <text:list>
            <text:list-item>
              <text:p text:style-name="P42">? : “direct oxidative production of oxygenates”</text:p>
              <text:list>
                <text:list-item>
                  <text:p text:style-name="P42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2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2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2"/>
                </text:list-item>
              </text:list>
            </text:list-item>
          </text:list>
        </text:list-item>
      </text:list>
      <text:p text:style-name="P5">[next]</text:p>
      <text:list xml:id="list6336508722842837438" text:style-name="L28">
        <text:list-item>
          <text:p text:style-name="P43">TASK ==&gt; see memo</text:p>
        </text:list-item>
      </text:list>
      <text:p text:style-name="P5"><text:soft-page-break/>[further]</text:p>
      <text:p text:style-name="P6"><text:line-break/><text:span text:style-name="T5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4">#_ </text:span></text:p>
      <text:list xml:id="list612985527898152211" text:style-name="L29">
        <text:list-item>
          <text:p text:style-name="P44">REVIEW </text:p>
        </text:list-item>
        <text:list-item>
          <text:p text:style-name="P44">TASK-1 : M-47 / #23</text:p>
          <text:list>
            <text:list-item>
              <text:p text:style-name="P44">up to : //20200727_154823</text:p>
            </text:list-item>
            <text:list-item>
              <text:p text:style-name="P44"><text:span text:style-name="T4">#_ </text:span>DRM ==&gt; what?</text:p>
              <text:list>
                <text:list-item>
                  <text:p text:style-name="P44">==&gt; “dry reforming of methane ” (2.2.1.)</text:p>
                </text:list-item>
              </text:list>
            </text:list-item>
            <text:list-item>
              <text:p text:style-name="P44"><text:span text:style-name="T4">#_ </text:span>rea<text:span text:style-name="T6">d : texts_47.odt </text:span></text:p>
              <text:list>
                <text:list-item>
                  <text:p text:style-name="P44">#6</text:p>
                </text:list-item>
              </text:list>
            </text:list-item>
            <text:list-item>
              <text:p text:style-name="P44">rea<text:span text:style-name="T6">d : M-47 / secton : 2.2.</text:span></text:p>
              <text:list>
                <text:list-item>
                  <text:p text:style-name="P60">mapping</text:p>
                </text:list-item>
              </text:list>
            </text:list-item>
          </text:list>
        </text:list-item>
      </text:list>
      <text:p text:style-name="P5">[next]</text:p>
      <text:list xml:id="list7039660129511751133" text:style-name="L30">
        <text:list-item>
          <text:p text:style-name="P45">TASK : #15 / M-47</text:p>
          <text:list>
            <text:list-item>
              <text:p text:style-name="P45">texts_47.odt</text:p>
            </text:list-item>
          </text:list>
        </text:list-item>
        <text:list-item>
          <text:p text:style-name="P45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5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4">#_ </text:span></text:p>
      <text:list xml:id="list2643050156313291713" text:style-name="L31">
        <text:list-item>
          <text:p text:style-name="P46">REVIEW </text:p>
        </text:list-item>
        <text:list-item>
          <text:p text:style-name="P46">TASK : #15 / M-47</text:p>
          <text:list>
            <text:list-item>
              <text:p text:style-name="P46">texts_47.odt</text:p>
            </text:list-item>
          </text:list>
        </text:list-item>
      </text:list>
      <text:p text:style-name="P5">[next]</text:p>
      <text:list xml:id="list1046435727176775774" text:style-name="L32">
        <text:list-item>
          <text:p text:style-name="P47">TASK</text:p>
          <text:list>
            <text:list-item>
              <text:p text:style-name="P47">#15.05 / M-47</text:p>
            </text:list-item>
          </text:list>
        </text:list-item>
        <text:list-item>
          <text:p text:style-name="P47">TASK</text:p>
          <text:list>
            <text:list-item>
              <text:p text:style-name="P47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5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4">#_ </text:span></text:p>
      <text:list xml:id="list6364336373277133044" text:style-name="L33">
        <text:list-item>
          <text:p text:style-name="P48">REVIEW </text:p>
        </text:list-item>
        <text:list-item>
          <text:p text:style-name="P48">TASK</text:p>
          <text:list>
            <text:list-item>
              <text:p text:style-name="P48">#15.05 / M-47</text:p>
            </text:list-item>
          </text:list>
        </text:list-item>
        <text:list-item>
          <text:p text:style-name="P48">TASK</text:p>
          <text:list>
            <text:list-item>
              <text:p text:style-name="P48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268552689492006673" text:style-name="L34">
        <text:list-item>
          <text:p text:style-name="P49">TASK : #16 / M-47</text:p>
        </text:list-item>
        <text:list-item>
          <text:p text:style-name="P49">TASK : M-51</text:p>
        </text:list-item>
      </text:list>
      <text:p text:style-name="P6"><text:line-break/><text:span text:style-name="T5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4">#_ </text:span></text:p>
      <text:list xml:id="list3334447474737160604" text:style-name="L35">
        <text:list-item>
          <text:p text:style-name="P50">REVIEW </text:p>
        </text:list-item>
        <text:list-item>
          <text:p text:style-name="P50">TASK-1 : #16 / M-47</text:p>
        </text:list-item>
        <text:list-item>
          <text:p text:style-name="P61">TASK : M-51</text:p>
        </text:list-item>
      </text:list>
      <text:p text:style-name="P5"><text:soft-page-break/>[next]</text:p>
      <text:list xml:id="list1061490410611858909" text:style-name="L36">
        <text:list-item>
          <text:p text:style-name="P51">TASK : m-47</text:p>
          <text:list>
            <text:list-item>
              <text:p text:style-name="P51">#16.0.3</text:p>
            </text:list-item>
          </text:list>
        </text:list-item>
      </text:list>
      <text:p text:style-name="P6"><text:line-break/><text:span text:style-name="T5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4">#_ </text:span></text:p>
      <text:list xml:id="list5709778654175011337" text:style-name="L37">
        <text:list-item>
          <text:p text:style-name="P52">REVIEW </text:p>
        </text:list-item>
        <text:list-item>
          <text:p text:style-name="P52">TASK : m-47</text:p>
          <text:list>
            <text:list-item>
              <text:p text:style-name="P52">#16.0.3</text:p>
            </text:list-item>
          </text:list>
        </text:list-item>
      </text:list>
      <text:p text:style-name="P5">[next]</text:p>
      <text:list xml:id="list1456940069409352876" text:style-name="L38">
        <text:list-item>
          <text:p text:style-name="P53">TASK : m-47 / #17.0.4</text:p>
        </text:list-item>
      </text:list>
      <text:p text:style-name="P6"><text:line-break/><text:span text:style-name="T5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4">#_ </text:span></text:p>
      <text:list xml:id="list3372579806043200975" text:style-name="L39">
        <text:list-item>
          <text:p text:style-name="P54"><text:span text:style-name="T4">#_ </text:span>REVIEW </text:p>
        </text:list-item>
        <text:list-item>
          <text:p text:style-name="P54">TASK : m-47 / #17.0.4</text:p>
          <text:list>
            <text:list-item>
              <text:p text:style-name="P54"><text:span text:style-name="T4">#_ </text:span>#17.0.4</text:p>
            </text:list-item>
            <text:list-item>
              <text:p text:style-name="P54">#17.1</text:p>
            </text:list-item>
          </text:list>
        </text:list-item>
      </text:list>
      <text:p text:style-name="P5">[next]</text:p>
      <text:list xml:id="list1500539671346306262" text:style-name="L40">
        <text:list-item>
          <text:p text:style-name="P55">TASK : #17.2 (texts_47.[#17~].odt)</text:p>
        </text:list-item>
      </text:list>
      <text:p text:style-name="P6"><text:line-break/><text:span text:style-name="T5">[/ XXX] 20200903_163950</text:span></text:p>
      <text:p text:style-name="P4"/>
      <text:p text:style-name="P3">@@@</text:p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XXX</text:p>
      <text:p text:style-name="P4"/>
      <text:p text:style-name="P5">[do] <text:span text:style-name="T4">#_ </text:span></text:p>
      <text:list xml:id="list1666956141718771842" text:style-name="L48">
        <text:list-item>
          <text:p text:style-name="P59">REVIEW </text:p>
        </text:list-item>
        <text:list-item>
          <text:p text:style-name="P59">TASK-1</text:p>
        </text:list-item>
      </text:list>
      <text:p text:style-name="P5">[next]</text:p>
      <text:list xml:id="list5369751985169382816" text:style-name="L47">
        <text:list-item>
          <text:p text:style-name="P58">TASK</text:p>
        </text:list-item>
      </text:list>
      <text:p text:style-name="P6"><text:line-break/><text:span text:style-name="T5">[/ XXX] </text:span></text:p>
      <text:p text:style-name="P4"/>
      <text:p text:style-name="P4"/>
      <text:p text:style-name="P4"><text:soft-page-break/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6614171" text:continue-list="list8147672382507536564" text:style-name="L19">
        <text:list-item>
          <text:p text:style-name="P34">REVIEW </text:p>
        </text:list-item>
        <text:list-item>
          <text:p text:style-name="P34">TASK-1</text:p>
        </text:list-item>
      </text:list>
      <text:p text:style-name="P5">[next]</text:p>
      <text:list xml:id="list5843103238846113696" text:style-name="L41">
        <text:list-item>
          <text:p text:style-name="P56">TASK</text:p>
        </text:list-item>
      </text:list>
      <text:p text:style-name="P13"><text:line-break/><text:span text:style-name="T5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8278426456468240815" text:style-name="L42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read</text:p>
            </text:list-item>
          </text:list>
        </text:list-item>
      </text:list>
      <text:section text:style-name="Sect1" text:name="セクション8">
        <text:list xml:id="list36612422" text:continue-numbering="true" text:style-name="L42">
          <text:list-item>
            <text:list>
              <text:list-item>
                <text:list>
                  <text:list-item>
                    <text:p text:style-name="P57"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6618213" text:continue-numbering="true" text:style-name="L42">
        <text:list-item>
          <text:list>
            <text:list-item>
              <text:p text:style-name="P57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ext:soft-page-break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6623961" text:continue-numbering="true" text:style-name="L42">
        <text:list-item>
          <text:list>
            <text:list-item>
              <text:p text:style-name="P57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6610562" text:continue-numbering="true" text:style-name="L42">
        <text:list-item>
          <text:p text:style-name="P57">aaa</text:p>
        </text:list-item>
        <text:list-item>
          <text:p text:style-name="P57">aa</text:p>
          <text:list>
            <text:list-item>
              <text:p text:style-name="P57"/>
            </text:list-item>
          </text:list>
        </text:list-item>
      </text:list>
      <text:p text:style-name="P15"/>
      <text:p text:style-name="P5"/>
      <text:p text:style-name="P5">[next]</text:p>
      <text:list xml:id="list3569001127702216317" text:style-name="L43">
        <text:list-item>
          <text:p text:style-name="P70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<text:soft-page-break/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ext:soft-page-break/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9">[11] res free# JVEMV6 37#23.1_X / 37. miscs / 23. CO2 / 1. mind-map / 20200903_155225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179288098007553381" text:style-name="L44">
              <text:list-item>
                <text:p text:style-name="P76">C/P</text:p>
              </text:list-item>
              <text:list-item>
                <text:p text:style-name="P76">change</text:p>
                <text:list>
                  <text:list-item>
                    <text:p text:style-name="P76">next session number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6908271619531023433" text:style-name="L45">
              <text:list-item>
                <text:p text:style-name="P77">top of the title lines, change ==&gt; session number</text:p>
              </text:list-item>
              <text:list-item>
                <text:p text:style-name="P77">current session num ==&gt; increment</text:p>
              </text:list-item>
              <text:list-item>
                <text:p text:style-name="P77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2515002309581798446" text:style-name="L46">
              <text:list-item>
                <text:p text:style-name="P78">doc</text:p>
              </text:list-item>
              <text:list-item>
                <text:p text:style-name="P78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<text:soft-page-break/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03T16:40:51.41</dc:date>
    <dc:creator>iwabuchi ken</dc:creator>
    <meta:editing-duration>P2DT10H6M25S</meta:editing-duration>
    <meta:editing-cycles>298</meta:editing-cycles>
    <meta:generator>OpenOffice/4.1.3$Win32 OpenOffice.org_project/413m1$Build-9783</meta:generator>
    <meta:document-statistic meta:table-count="14" meta:image-count="0" meta:object-count="0" meta:page-count="24" meta:paragraph-count="365" meta:word-count="1379" meta:character-count="11099"/>
  </office:meta>
</office:document-meta>
</file>